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abaece" officeooo:paragraph-rsid="007e3c99"/>
    </style:style>
    <style:style style:name="P2" style:family="paragraph" style:parent-style-name="Standard">
      <style:text-properties officeooo:rsid="00b0fea4" officeooo:paragraph-rsid="00b0fea4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ole-draw-aspect="1" draw:frame-margin-horizontal="0px" draw:frame-margin-vertical="0px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2" text:anchor-type="page" text:anchor-page-number="1" svg:x="0in" svg:y="0in" svg:width="7.5835in" svg:height="0.9374in" draw:z-index="0">
        <draw:floating-frame draw:frame-name="google_ads_iframe_/18190176,22488008280/AdThrive_Content/5c9b6001b80bec0dfaf0b493_4"/>
      </draw:frame>
      <draw:frame draw:style-name="fr1" draw:name="Object3" text:anchor-type="page" text:anchor-page-number="1" svg:x="0in" svg:y="0in" svg:width="7.5835in" svg:height="0.9374in" draw:z-index="1">
        <draw:floating-frame draw:frame-name="google_ads_iframe_/18190176,22488008280/AdThrive_Content/5c9b6001b80bec0dfaf0b493_16"/>
      </draw:frame>
      <text:p text:style-name="P1"/>
      <text:p text:style-name="P1"/>
      <text:p text:style-name="P2">1. Linux vs Windows</text:p>
      <text:p text:style-name="P2">2. what is LILO(Linux load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9T19:48:46.253549826</meta:creation-date>
    <dc:date>2023-01-01T08:02:13.224730751</dc:date>
    <meta:editing-duration>PT9H9M36S</meta:editing-duration>
    <meta:editing-cycles>128</meta:editing-cycles>
    <meta:generator>LibreOffice/6.0.7.3$Linux_X86_64 LibreOffice_project/00m0$Build-3</meta:generator>
    <meta:document-statistic meta:table-count="0" meta:image-count="0" meta:object-count="2" meta:page-count="1" meta:paragraph-count="2" meta:word-count="9" meta:character-count="48" meta:non-whitespace-character-count="41"/>
  </office:meta>
</office:document-meta>
</file>